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T1" style:family="text">
      <style:text-properties officeooo:rsid="009b42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68a" style:font-weight-asian="bold" style:font-weight-complex="bold"/>
    </style:style>
    <style:style style:name="T4" style:family="text">
      <style:text-properties officeooo:rsid="009cbb10"/>
    </style:style>
    <style:style style:name="T5" style:family="text">
      <style:text-properties officeooo:rsid="000cf68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paragraph" svg:y="0cm" svg:width="8.888cm" svg:height="6.666cm" draw:z-index="0"><draw:image xlink:href="../tijelas.jpg" xlink:type="simple" xlink:show="embed" xlink:actuate="onLoad" draw:filter-name="&lt;Todos os formatos&gt;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Este projecto tem como objectivo alcançar uma população mais desfavorecida. Ao mesmo tempo é um projecto com viabilidade para qualquer país seja qual for a economia em que estiver inserido. Sendo um projecto de carisma agrícola, pretende dar </text:span><text:span text:style-name="T3">automatismo à produção de alimentos</text:span><text:span text:style-name="T5">, tendo como viabilidade o facto de ser uma unidade de produção automatizada com custos de manutenção mínimas após construída, é totalmente ecológica e serve-se dos recursos naturais para funcionar em pleno. Economicamente tem só os custos iniciais da construção de todo o mecanismo inerente ao projec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7:51.168000000</meta:creation-date>
    <dc:date>2019-06-02T14:51:35.492000000</dc:date>
    <meta:editing-duration>P3DT9H53M</meta:editing-duration>
    <meta:editing-cycles>4</meta:editing-cycles>
    <meta:generator>LibreOffice/6.1.6.3$Windows_X86_64 LibreOffice_project/5896ab1714085361c45cf540f76f60673dd96a72</meta:generator>
    <meta:document-statistic meta:table-count="0" meta:image-count="1" meta:object-count="0" meta:page-count="1" meta:paragraph-count="1" meta:word-count="89" meta:character-count="581" meta:non-whitespace-character-count="493"/>
  </office:meta>
</office:document-meta>
</file>